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meta.xml" manifest:media-type="text/xml"/>
  <manifest:file-entry manifest:full-path="manifest.rdf" manifest:media-type="application/rdf+xml"/>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OpenSymbol1" svg:font-family="OpenSymbol"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3" style:family="table">
      <style:table-properties style:width="16.984cm" table:align="left" style:writing-mode="lr-tb"/>
    </style:style>
    <style:style style:name="Tableau3.A" style:family="table-column">
      <style:table-column-properties style:column-width="5.106cm"/>
    </style:style>
    <style:style style:name="Tableau3.B" style:family="table-column">
      <style:table-column-properties style:column-width="5.939cm"/>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 style:family="table-cell">
      <style:table-cell-properties style:vertical-align="top" fo:padding-left="0.191cm" fo:padding-right="0.191cm" fo:padding-top="0cm" fo:padding-bottom="0cm" fo:border="0.5pt solid #000000" style:writing-mode="lr-tb"/>
    </style:style>
    <style:style style:name="Tableau3.A2" style:family="table-cell">
      <style:table-cell-properties style:vertical-align="top" fo:background-color="#ffffff" fo:padding="0.097cm" fo:border-left="0.5pt solid #000000" fo:border-right="none" fo:border-top="0.5pt solid #000000" fo:border-bottom="0.5pt solid #000000" style:writing-mode="lr-tb">
        <style:background-image/>
      </style:table-cell-properties>
    </style:style>
    <style:style style:name="Tableau3.C2" style:family="table-cell">
      <style:table-cell-properties style:vertical-align="top" fo:background-color="#ffffff" fo:padding="0.097cm" fo:border="0.5pt solid #000000"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Times"/>
    </style:style>
    <style:style style:name="P4" style:family="paragraph" style:parent-style-name="Standard">
      <style:text-properties style:font-name="Times" fo:font-weight="bold" style:font-weight-asian="bold" style:font-weight-complex="bold"/>
    </style:style>
    <style:style style:name="P5" style:family="paragraph" style:parent-style-name="Standard">
      <style:text-properties style:font-name="Times New Roman"/>
    </style:style>
    <style:style style:name="P6" style:family="paragraph" style:parent-style-name="Standard">
      <style:text-properties style:font-name="Times New Roman" style:text-underline-style="solid" style:text-underline-width="auto" style:text-underline-color="font-color" fo:font-weight="bold" style:font-weight-asian="bold" style:font-weight-complex="bold"/>
    </style:style>
    <style:style style:name="P7"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P8" style:family="paragraph" style:parent-style-name="Text_20_body">
      <style:paragraph-properties fo:text-align="center" style:justify-single-word="false"/>
      <style:text-properties style:font-name="Times" fo:font-size="18pt" fo:font-weight="bold" style:font-size-asian="18pt" style:font-weight-asian="bold" style:font-size-complex="18pt" style:font-weight-complex="bold"/>
    </style:style>
    <style:style style:name="P9" style:family="paragraph" style:parent-style-name="Heading">
      <style:paragraph-properties fo:text-align="center" style:justify-single-word="false"/>
      <style:text-properties style:font-name="Times" fo:font-size="18pt" fo:font-weight="bold" style:font-size-asian="18pt" style:font-weight-asian="bold" style:font-size-complex="18pt" style:font-weight-complex="bold"/>
    </style:style>
    <style:style style:name="P10" style:family="paragraph" style:parent-style-name="Standard">
      <style:paragraph-properties fo:break-before="page"/>
      <style:text-properties style:font-name="Times" style:text-underline-style="solid" style:text-underline-width="auto" style:text-underline-color="font-color" fo:font-weight="bold" style:font-weight-asian="bold" style:font-weight-complex="bold"/>
    </style:style>
    <style:style style:name="P11" style:family="paragraph" style:parent-style-name="Table">
      <style:paragraph-properties style:snap-to-layout-grid="false"/>
    </style:style>
    <style:style style:name="P12" style:family="paragraph" style:parent-style-name="Table">
      <style:paragraph-properties style:snap-to-layout-grid="false"/>
      <style:text-properties fo:font-style="italic" style:font-style-asian="italic"/>
    </style:style>
    <style:style style:name="P13" style:family="paragraph" style:parent-style-name="Table">
      <style:paragraph-properties style:snap-to-layout-grid="false"/>
      <style:text-properties fo:font-style="italic" style:font-style-asian="italic" style:font-style-complex="italic"/>
    </style:style>
    <style:style style:name="P14" style:family="paragraph" style:parent-style-name="Table">
      <style:paragraph-properties fo:margin-left="0.295cm" fo:margin-right="0cm" fo:text-indent="0cm" style:auto-text-indent="false"/>
    </style:style>
    <style:style style:name="P15" style:family="paragraph" style:parent-style-name="Standard">
      <style:paragraph-properties fo:background-color="#e6e6e6">
        <style:background-image/>
      </style:paragraph-properties>
      <style:text-properties style:font-name="Times New Roman"/>
    </style:style>
    <style:style style:name="P16" style:family="paragraph" style:parent-style-name="Standard">
      <style:paragraph-properties fo:background-color="#e6e6e6">
        <style:background-image/>
      </style:paragraph-properties>
      <style:text-properties style:font-name="Times New Roman" style:text-underline-style="solid" style:text-underline-width="auto" style:text-underline-color="font-color" fo:font-weight="bold" style:font-weight-asian="bold" style:font-weight-complex="bold"/>
    </style:style>
    <style:style style:name="P17" style:family="paragraph" style:parent-style-name="Standard" style:list-style-name="L1"/>
    <style:style style:name="P18" style:family="paragraph" style:parent-style-name="Standard">
      <style:text-properties style:font-name="Times New Roman"/>
    </style:style>
    <style:style style:name="P19" style:family="paragraph" style:parent-style-name="Standard" style:list-style-name="L1">
      <style:text-properties style:font-name="Times New Roman"/>
    </style:style>
    <style:style style:name="P20" style:family="paragraph" style:parent-style-name="Standard" style:list-style-name="L2"/>
    <style:style style:name="P21" style:family="paragraph" style:parent-style-name="Heading_20_1">
      <style:text-properties style:text-underline-style="solid" style:text-underline-width="auto" style:text-underline-color="font-color"/>
    </style:style>
    <style:style style:name="P22" style:family="paragraph" style:parent-style-name="Heading_20_3">
      <style:paragraph-properties fo:text-align="center" style:justify-single-word="false" style:snap-to-layout-grid="false"/>
      <style:text-properties fo:font-size="13pt" style:font-size-asian="13pt" style:font-size-complex="13pt"/>
    </style:style>
    <style:style style:name="T1" style:family="text">
      <style:text-properties style:font-name="OpenSymbol1"/>
    </style:style>
    <style:style style:name="T2" style:family="text">
      <style:text-properties style:font-name="Times New Roman"/>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style:text-position="super 58%" fo:font-style="italic" style:font-style-asian="italic"/>
    </style:style>
    <style:style style:name="T6" style:family="text">
      <style:text-properties style:font-style-complex="italic"/>
    </style:style>
    <style:style style:name="T7" style:family="text">
      <style:text-properties fo:font-weight="bold" style:font-weight-asian="bold" style:font-weight-complex="bold"/>
    </style:style>
    <style:style style:name="fr1" style:family="graphic" style:parent-style-name="Formula">
      <style:graphic-properties fo:margin-left="0cm" fo:margin-right="0cm"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table-cell table:style-name="Tableau1.A1" office:value-type="string">
            <text:p text:style-name="P9">Chapitre 0</text:p>
            <text:p text:style-name="P8">Puissances</text:p>
          </table:table-cell>
        </table:table-row>
      </table:table>
      <text:p text:style-name="P2"/>
      <text:h text:style-name="P21" text:outline-level="1">Propriétés des puissances</text:h>
      <text:p text:style-name="P16">Propriétés :</text:p>
      <text:p text:style-name="P15">Quels que soient les <text:span text:style-name="T7">nombres relatifs</text:span> <text:span text:style-name="T4">a</text:span> et <text:span text:style-name="T4">b</text:span> et les nombres <text:span text:style-name="T7">entiers</text:span> <text:span text:style-name="T4">m</text:span> et <text:span text:style-name="T4">n :</text:span></text:p>
      <text:p text:style-name="P15"><text:tab/><draw:frame draw:style-name="fr1" draw:name="Objet1" text:anchor-type="as-char" svg:width="2.501cm" svg:height="0.527cm" draw:z-index="0"><draw:object xlink:href="./Object 1" xlink:type="simple" xlink:show="embed" xlink:actuate="onLoad"/><draw:image xlink:href="./ObjectReplacements/Object 1" xlink:type="simple" xlink:show="embed" xlink:actuate="onLoad"/></draw:frame><text:tab/><text:tab/>;<text:tab/><text:tab/><draw:frame draw:style-name="fr1" draw:name="Objet2" text:anchor-type="as-char" svg:width="1.847cm" svg:height="1.118cm" draw:z-index="5"><draw:object xlink:href="./Object 2" xlink:type="simple" xlink:show="embed" xlink:actuate="onLoad"/><draw:image xlink:href="./ObjectReplacements/Object 2" xlink:type="simple" xlink:show="embed" xlink:actuate="onLoad"/></draw:frame><text:tab/></text:p>
      <text:p text:style-name="P15"><text:tab/><draw:frame draw:style-name="fr1" draw:name="Objet3" text:anchor-type="as-char" svg:width="1.579cm" svg:height="1.058cm" draw:z-index="6"><draw:object xlink:href="./Object 3" xlink:type="simple" xlink:show="embed" xlink:actuate="onLoad"/><draw:image xlink:href="./ObjectReplacements/Object 3" xlink:type="simple" xlink:show="embed" xlink:actuate="onLoad"/></draw:frame><text:tab/><text:tab/><text:tab/>;<text:tab/><text:tab/><draw:frame draw:style-name="fr1" draw:name="Objet6" text:anchor-type="as-char" svg:width="2.205cm" svg:height="0.543cm" draw:z-index="7"><draw:object xlink:href="./Object 16" xlink:type="simple" xlink:show="embed" xlink:actuate="onLoad"/><draw:image xlink:href="./ObjectReplacements/Object 16" xlink:type="simple" xlink:show="embed" xlink:actuate="onLoad"/><svg:desc>formule</svg:desc></draw:frame></text:p>
      <text:p text:style-name="P15"/>
      <text:p text:style-name="P15"><text:tab/><draw:frame draw:style-name="fr1" draw:name="Objet4" text:anchor-type="as-char" svg:width="2.893cm" svg:height="0.543cm" draw:z-index="1"><draw:object xlink:href="./Object 4" xlink:type="simple" xlink:show="embed" xlink:actuate="onLoad"/><draw:image xlink:href="./ObjectReplacements/Object 4" xlink:type="simple" xlink:show="embed" xlink:actuate="onLoad"/></draw:frame><text:tab/><text:tab/>;<text:tab/><text:tab/><draw:frame draw:style-name="fr1" draw:name="Objet5" text:anchor-type="as-char" svg:width="1.827cm" svg:height="1.171cm" draw:z-index="8"><draw:object xlink:href="./Object 5" xlink:type="simple" xlink:show="embed" xlink:actuate="onLoad"/><draw:image xlink:href="./ObjectReplacements/Object 5" xlink:type="simple" xlink:show="embed" xlink:actuate="onLoad"/></draw:frame><text:tab/></text:p>
      <text:p text:style-name="P5"/>
      <text:p text:style-name="P6">Exemples :</text:p>
      <text:p text:style-name="P5"><text:tab/><draw:frame draw:style-name="fr1" draw:name="Objet7" text:anchor-type="as-char" svg:width="3.524cm" svg:height="0.527cm" draw:z-index="2"><draw:object xlink:href="./Object 7" xlink:type="simple" xlink:show="embed" xlink:actuate="onLoad"/><draw:image xlink:href="./ObjectReplacements/Object 7" xlink:type="simple" xlink:show="embed" xlink:actuate="onLoad"/></draw:frame><text:tab/><text:tab/>;<text:tab/><draw:frame draw:style-name="fr1" draw:name="Objet8" text:anchor-type="as-char" svg:width="2.429cm" svg:height="1.118cm" draw:z-index="9"><draw:object xlink:href="./Object 8" xlink:type="simple" xlink:show="embed" xlink:actuate="onLoad"/><draw:image xlink:href="./ObjectReplacements/Object 8" xlink:type="simple" xlink:show="embed" xlink:actuate="onLoad"/></draw:frame><text:tab/><text:tab/>;<text:tab/><draw:frame draw:style-name="fr1" draw:name="Objet9" text:anchor-type="as-char" svg:width="3.766cm" svg:height="0.543cm" draw:z-index="10"><draw:object xlink:href="./Object 9" xlink:type="simple" xlink:show="embed" xlink:actuate="onLoad"/><draw:image xlink:href="./ObjectReplacements/Object 9" xlink:type="simple" xlink:show="embed" xlink:actuate="onLoad"/></draw:frame></text:p>
      <text:p text:style-name="P5"><text:tab/></text:p>
      <text:p text:style-name="P5"><text:tab/><draw:frame draw:style-name="fr1" draw:name="Objet10" text:anchor-type="as-char" svg:width="2.902cm" svg:height="1.171cm" draw:z-index="3"><draw:object xlink:href="./Object 10" xlink:type="simple" xlink:show="embed" xlink:actuate="onLoad"/><draw:image xlink:href="./ObjectReplacements/Object 10" xlink:type="simple" xlink:show="embed" xlink:actuate="onLoad"/></draw:frame><text:tab/><text:tab/>;<text:tab/><draw:frame draw:style-name="fr1" draw:name="Objet11" text:anchor-type="as-char" svg:width="3.254cm" svg:height="0.543cm" draw:z-index="13"><draw:object xlink:href="./Object 11" xlink:type="simple" xlink:show="embed" xlink:actuate="onLoad"/><draw:image xlink:href="./ObjectReplacements/Object 11" xlink:type="simple" xlink:show="embed" xlink:actuate="onLoad"/></draw:frame><text:tab/>;<text:tab/><draw:frame draw:style-name="fr1" draw:name="Objet12" text:anchor-type="as-char" svg:width="2.849cm" svg:height="1.058cm" draw:z-index="14"><draw:object xlink:href="./Object 12" xlink:type="simple" xlink:show="embed" xlink:actuate="onLoad"/><draw:image xlink:href="./ObjectReplacements/Object 12" xlink:type="simple" xlink:show="embed" xlink:actuate="onLoad"/></draw:frame></text:p>
      <text:p text:style-name="P5"/>
      <text:p text:style-name="P5"/>
      <text:h text:style-name="P21" text:outline-level="1">Règles de priorité</text:h>
      <text:list xml:id="list34297846" text:style-name="L1">
        <text:list-item>
          <text:p text:style-name="P17"><text:span text:style-name="T2">En l'absence de parenthèses, on calcule les puissances avant d'effectuer les autres opérations (</text:span><text:span text:style-name="T1">× ;</text:span> <text:span text:style-name="T1">÷ ;</text:span> + ; –).</text:p>
        </text:list-item>
        <text:list-item>
          <text:p text:style-name="P19">En présence de parenthèses, on effectue d'abord les calculs entre parenthèses.</text:p>
        </text:list-item>
      </text:list>
      <text:p text:style-name="P3"/>
      <text:p text:style-name="P6">Exemples :</text:p>
      <text:p text:style-name="P6"/>
      <text:p text:style-name="P3"><text:tab/><draw:frame draw:style-name="fr1" draw:name="Objet13" text:anchor-type="as-char" svg:width="3.071cm" svg:height="0.531cm" draw:z-index="4"><draw:object xlink:href="./Object 13" xlink:type="simple" xlink:show="embed" xlink:actuate="onLoad"/><draw:image xlink:href="./ObjectReplacements/Object 13" xlink:type="simple" xlink:show="embed" xlink:actuate="onLoad"/></draw:frame><text:tab/><text:tab/>;<text:tab/><draw:frame draw:style-name="fr1" draw:name="Objet14" text:anchor-type="as-char" svg:width="1.954cm" svg:height="0.531cm" draw:z-index="11"><draw:object xlink:href="./Object 14" xlink:type="simple" xlink:show="embed" xlink:actuate="onLoad"/><draw:image xlink:href="./ObjectReplacements/Object 14" xlink:type="simple" xlink:show="embed" xlink:actuate="onLoad"/></draw:frame><text:tab/><text:tab/>;<text:tab/><draw:frame draw:style-name="fr1" draw:name="Objet15" text:anchor-type="as-char" svg:width="2.91cm" svg:height="0.547cm" draw:z-index="12"><draw:object xlink:href="./Object 15" xlink:type="simple" xlink:show="embed" xlink:actuate="onLoad"/><draw:image xlink:href="./ObjectReplacements/Object 15" xlink:type="simple" xlink:show="embed" xlink:actuate="onLoad"/></draw:frame></text:p>
      <text:p text:style-name="P10">Programme :</text:p>
      <text:p text:style-name="P4"/>
      <table:table table:name="Tableau3" table:style-name="Tableau3">
        <table:table-column table:style-name="Tableau3.A"/>
        <table:table-column table:style-name="Tableau3.B" table:number-columns-repeated="2"/>
        <table:table-row table:style-name="Tableau3.1">
          <table:table-cell table:style-name="Tableau3.A1" office:value-type="string">
            <text:h text:style-name="P22" text:outline-level="3">Connaissances</text:h>
          </table:table-cell>
          <table:table-cell table:style-name="Tableau3.A1" office:value-type="string">
            <text:h text:style-name="P22" text:outline-level="3">Capacités</text:h>
          </table:table-cell>
          <table:table-cell table:style-name="Tableau3.C1" office:value-type="string">
            <text:h text:style-name="P22" text:outline-level="3">Commentaires</text:h>
          </table:table-cell>
        </table:table-row>
        <table:table-row table:style-name="Tableau3.1">
          <table:table-cell table:style-name="Tableau3.A2" office:value-type="string">
            <text:p text:style-name="Table">Puissances.</text:p>
            <text:p text:style-name="Table"/>
            <text:p text:style-name="Table"/>
            <text:p text:style-name="P11">[Thèmes de convergence]</text:p>
          </table:table-cell>
          <table:table-cell table:style-name="Tableau3.A2" office:value-type="string">
            <text:p text:style-name="Table">- Utiliser sur des exemples les égalités :</text:p>
            <text:p text:style-name="P14"><text:span text:style-name="T3">a</text:span><text:span text:style-name="T5">m</text:span><text:span text:style-name="T3">.a</text:span><text:span text:style-name="T5">n</text:span><text:span text:style-name="T3"> = a </text:span><text:span text:style-name="T5">m+n</text:span></text:p>
            <text:p text:style-name="P14"><text:span text:style-name="T3">a</text:span><text:span text:style-name="T5">m</text:span><text:span text:style-name="T3">/a</text:span><text:span text:style-name="T5">n</text:span><text:span text:style-name="T3"> = a </text:span><text:span text:style-name="T5">m-n</text:span></text:p>
            <text:p text:style-name="P14"><text:span text:style-name="T3">(a</text:span><text:span text:style-name="T5">m</text:span><text:span text:style-name="T3">)</text:span><text:span text:style-name="T5">n</text:span><text:span text:style-name="T3"> = a</text:span><text:span text:style-name="T5">mn</text:span></text:p>
            <text:p text:style-name="P14"><text:span text:style-name="T3">(ab)</text:span><text:span text:style-name="T5">n</text:span><text:span text:style-name="T3"> = a</text:span><text:span text:style-name="T5">n</text:span><text:span text:style-name="T3">b</text:span><text:span text:style-name="T5">n</text:span></text:p>
            <text:p text:style-name="P14"><text:span text:style-name="T3">(a/b)</text:span><text:span text:style-name="T5">n</text:span><text:span text:style-name="T3"> = a</text:span><text:span text:style-name="T5">n</text:span><text:span text:style-name="T3">/b</text:span><text:span text:style-name="T5">n</text:span></text:p>
            <text:p text:style-name="P12">où <text:span text:style-name="T6">a </text:span>et <text:span text:style-name="T6">b </text:span>sont des nombres non nuls et <text:span text:style-name="T6">m </text:span>et <text:span text:style-name="T6">n </text:span>des entiers relatifs.</text:p>
          </table:table-cell>
          <table:table-cell table:style-name="Tableau3.C2" office:value-type="string">
            <text:p text:style-name="P13">Comme en classe de Quatrième, ces résultats sont construits et retrouvés, si besoin est, en s’appuyant sur la signification de la notation puissance qui reste l’objectif prioritaire. La mémorisation de ces égalités est favorisée par l’entraînement à leur utilisation en calcul mental.</text:p>
          </table:table-cell>
        </table:table-row>
      </table:table>
      <text:p text:style-name="Standard"/>
      <text:p text:style-name="P7">Compétences exigibles :</text:p>
      <text:list xml:id="list34275604" text:style-name="L2">
        <text:list-item>
          <text:p text:style-name="P20">Connaître et utiliser les règles de calcul sur les puissances sur des exemples (exposants relatif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OpenSymbol1" svg:font-family="OpenSymbol"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class="extra">
      <style:paragraph-properties fo:orphans="2" fo:widows="2"/>
      <style:text-properties fo:color="#000000" style:font-name="Times New Roman" fo:font-size="9pt" fo:letter-spacing="-0.004cm" fo:language="fr" fo:country="FR" style:font-name-asian="Arial" style:font-size-asian="9pt" style:font-name-complex="Calibri" style:font-size-complex="9pt" style:language-complex="ar" style:country-complex="SA"/>
    </style:style>
    <style:style style:name="math_20_4_20_compétence" style:display-name="math 4 compétence" style:family="paragraph" style:parent-style-name="Standard" style:class="text" style:master-page-name="">
      <style:paragraph-properties fo:margin-left="1cm" fo:margin-right="0cm" fo:text-indent="0cm" style:auto-text-indent="false" style:page-number="auto" fo:background-color="transparent">
        <style:background-image/>
      </style:paragraph-properties>
      <style:text-properties style:font-name="Verdana" fo:font-size="8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math_20_4.1_20_compétence_20_au_20_socle" style:display-name="math 4.1 compétence au socle" style:family="text">
      <style:text-properties style:font-name="Verdana" fo:font-size="8pt" fo:background-color="#a8ffa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2cm" fo:margin-left="1.619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8-28T10:12:08.20</meta:creation-date>
    <meta:editing-duration>PT41M47S</meta:editing-duration>
    <meta:editing-cycles>12</meta:editing-cycles>
    <meta:generator>LibreOffice/3.6$Windows_x86 LibreOffice_project/f969faf-c24b504-8c77064-174276e-40b382</meta:generator>
    <meta:initial-creator>Johann DOLIVET</meta:initial-creator>
    <dc:date>2013-06-25T14:14:20.53</dc:date>
    <meta:document-statistic meta:table-count="2" meta:image-count="0" meta:object-count="15" meta:page-count="2" meta:paragraph-count="34" meta:word-count="188" meta:character-count="1090" meta:non-whitespace-character-count="889"/>
  </office:meta>
</office:document-meta>
</file>

<file path=Object 1/content.xml><?xml version="1.0" encoding="utf-8"?>
<math xmlns="http://www.w3.org/1998/Math/MathML">
  <semantics>
    <mrow>
      <mrow>
        <msup>
          <mi>a</mi>
          <mi>m</mi>
        </msup>
        <mi mathvariant="normal">×</mi>
        <msup>
          <mi>a</mi>
          <mi>n</mi>
        </msup>
      </mrow>
      <mi mathvariant="normal">=</mi>
      <msup>
        <mi>a</mi>
        <mrow>
          <mi>m</mi>
          <mo stretchy="false">+</mo>
          <mi>n</mi>
        </mrow>
      </msup>
    </mrow>
    <annotation encoding="StarMath 5.0">a^m times a^n=a^{m+n}</annotation>
  </semantics>
</math>
</file>

<file path=Object 10/content.xml><?xml version="1.0" encoding="utf-8"?>
<math xmlns="http://www.w3.org/1998/Math/MathML">
  <semantics>
    <mrow>
      <mrow>
        <mfrac>
          <msup>
            <mn>16</mn>
            <mn>3</mn>
          </msup>
          <msup>
            <mn>8</mn>
            <mn>3</mn>
          </msup>
        </mfrac>
        <mi mathvariant="normal">=</mi>
        <msup>
          <mfenced open="" close="">
            <mfrac>
              <mn>16</mn>
              <mn>8</mn>
            </mfrac>
          </mfenced>
          <mn>3</mn>
        </msup>
      </mrow>
      <mi mathvariant="normal">=</mi>
      <msup>
        <mn>2</mn>
        <mn>3</mn>
      </msup>
    </mrow>
    <annotation encoding="StarMath 5.0">{16}^3 over {8}^3= left({16} over {8} right)^3={2}^3</annotation>
  </semantics>
</math>
</file>

<file path=Object 11/content.xml><?xml version="1.0" encoding="utf-8"?>
<math xmlns="http://www.w3.org/1998/Math/MathML">
  <semantics>
    <mrow>
      <mrow>
        <msup>
          <mrow>
            <mo stretchy="false">(</mo>
            <msup>
              <mn>8</mn>
              <mrow>
                <mi>–</mi>
                <mn>3</mn>
              </mrow>
            </msup>
            <mo stretchy="false">)</mo>
          </mrow>
          <mn>2</mn>
        </msup>
        <mi mathvariant="normal">=</mi>
        <msup>
          <mn>8</mn>
          <mrow>
            <mi>–</mi>
            <mrow>
              <mn>3</mn>
              <mi mathvariant="normal">×</mi>
              <mn>2</mn>
            </mrow>
          </mrow>
        </msup>
      </mrow>
      <mi mathvariant="normal">=</mi>
      <msup>
        <mn>8</mn>
        <mrow>
          <mi>–</mi>
          <mn>6</mn>
        </mrow>
      </msup>
    </mrow>
    <annotation encoding="StarMath 5.0">({8}^{–3})^2={8}^{–3 times 2}={8}^{–6}</annotation>
  </semantics>
</math>
</file>

<file path=Object 12/content.xml><?xml version="1.0" encoding="utf-8"?>
<math xmlns="http://www.w3.org/1998/Math/MathML">
  <semantics>
    <mrow>
      <mrow>
        <msup>
          <mn>2</mn>
          <mrow>
            <mi>–</mi>
            <mn>3</mn>
          </mrow>
        </msup>
        <mi mathvariant="normal">=</mi>
        <mfrac>
          <mn>1</mn>
          <msup>
            <mn>2</mn>
            <mn>3</mn>
          </msup>
        </mfrac>
      </mrow>
      <mi mathvariant="normal">=</mi>
      <mn>0,125</mn>
    </mrow>
    <annotation encoding="StarMath 5.0">{2}^{–3}={1} over {2}^3={0,125}</annotation>
  </semantics>
</math>
</file>

<file path=Object 13/content.xml><?xml version="1.0" encoding="utf-8"?>
<math xmlns="http://www.w3.org/1998/Math/MathML">
  <semantics>
    <mrow>
      <mrow>
        <mrow>
          <mn>5</mn>
          <mi mathvariant="normal">×</mi>
          <msup>
            <mn>3</mn>
            <mn>2</mn>
          </msup>
        </mrow>
        <mi mathvariant="normal">=</mi>
        <mrow>
          <mn>5</mn>
          <mi mathvariant="normal">×</mi>
          <mn>9</mn>
        </mrow>
      </mrow>
      <mi mathvariant="normal">=</mi>
      <mn>45</mn>
    </mrow>
    <annotation encoding="StarMath 5.0">{5} times {3}^2={5} times {9}={45}</annotation>
  </semantics>
</math>
</file>

<file path=Object 14/content.xml><?xml version="1.0" encoding="utf-8"?>
<math xmlns="http://www.w3.org/1998/Math/MathML">
  <semantics>
    <mrow>
      <mi>–</mi>
      <mrow>
        <msup>
          <mn>4</mn>
          <mn>2</mn>
        </msup>
        <mi mathvariant="normal">=</mi>
        <mi>–</mi>
      </mrow>
      <mn>16</mn>
    </mrow>
    <annotation encoding="StarMath 5.0">–{4}^2=–{16}</annotation>
  </semantics>
</math>
</file>

<file path=Object 15/content.xml><?xml version="1.0" encoding="utf-8"?>
<math xmlns="http://www.w3.org/1998/Math/MathML">
  <semantics>
    <mrow>
      <mrow>
        <msup>
          <mrow>
            <mo stretchy="false">(</mo>
            <mrow>
              <mn>5</mn>
              <mo stretchy="false">+</mo>
              <mn>3</mn>
            </mrow>
            <mo stretchy="false">)</mo>
          </mrow>
          <mn>2</mn>
        </msup>
        <mi mathvariant="normal">=</mi>
        <msup>
          <mn>8</mn>
          <mn>2</mn>
        </msup>
      </mrow>
      <mi mathvariant="normal">=</mi>
      <mn>64</mn>
    </mrow>
    <annotation encoding="StarMath 5.0">({5}+{3})^2={8}^2={64}</annotation>
  </semantics>
</math>
</file>

<file path=Object 16/content.xml><?xml version="1.0" encoding="utf-8"?>
<math xmlns="http://www.w3.org/1998/Math/MathML">
  <semantics>
    <mrow>
      <msup>
        <mrow>
          <mo stretchy="false">(</mo>
          <msup>
            <mi>a</mi>
            <mi>m</mi>
          </msup>
          <mo stretchy="false">)</mo>
        </mrow>
        <mi>n</mi>
      </msup>
      <mi mathvariant="normal">=</mi>
      <msup>
        <mi>a</mi>
        <mrow>
          <mi>m</mi>
          <mi mathvariant="normal">×</mi>
          <mi>n</mi>
        </mrow>
      </msup>
    </mrow>
    <annotation encoding="StarMath 5.0">(a^m)^n=a^{m times n}</annotation>
  </semantics>
</math>
</file>

<file path=Object 2/content.xml><?xml version="1.0" encoding="utf-8"?>
<math xmlns="http://www.w3.org/1998/Math/MathML">
  <semantics>
    <mrow>
      <mfrac>
        <msup>
          <mi>a</mi>
          <mi>m</mi>
        </msup>
        <msup>
          <mi>a</mi>
          <mi>n</mi>
        </msup>
      </mfrac>
      <mi mathvariant="normal">=</mi>
      <msup>
        <mi>a</mi>
        <mrow>
          <mi>m</mi>
          <mi>–</mi>
          <mi>n</mi>
        </mrow>
      </msup>
    </mrow>
    <annotation encoding="StarMath 5.0">a^m over a^n=a^{m–n}</annotation>
  </semantics>
</math>
</file>

<file path=Object 3/content.xml><?xml version="1.0" encoding="utf-8"?>
<math xmlns="http://www.w3.org/1998/Math/MathML">
  <semantics>
    <mrow>
      <msup>
        <mi>a</mi>
        <mrow>
          <mi>–</mi>
          <mi>n</mi>
        </mrow>
      </msup>
      <mi mathvariant="normal">=</mi>
      <mfrac>
        <mn>1</mn>
        <msup>
          <mi>a</mi>
          <mi>n</mi>
        </msup>
      </mfrac>
    </mrow>
    <annotation encoding="StarMath 5.0">a^{–n}={1} over a^n</annotation>
  </semantics>
</math>
</file>

<file path=Object 4/content.xml><?xml version="1.0" encoding="utf-8"?>
<math xmlns="http://www.w3.org/1998/Math/MathML">
  <semantics>
    <mrow>
      <mrow>
        <msup>
          <mi>a</mi>
          <mi>n</mi>
        </msup>
        <mi mathvariant="normal">×</mi>
        <msup>
          <mi>b</mi>
          <mi>n</mi>
        </msup>
      </mrow>
      <mi mathvariant="normal">=</mi>
      <msup>
        <mrow>
          <mo stretchy="false">(</mo>
          <mrow>
            <mi>a</mi>
            <mi mathvariant="normal">×</mi>
            <mi>b</mi>
          </mrow>
          <mo stretchy="false">)</mo>
        </mrow>
        <mi>n</mi>
      </msup>
    </mrow>
    <annotation encoding="StarMath 5.0">a^n times b^n=(a times b)^n</annotation>
  </semantics>
</math>
</file>

<file path=Object 5/content.xml><?xml version="1.0" encoding="utf-8"?>
<math xmlns="http://www.w3.org/1998/Math/MathML">
  <semantics>
    <mrow>
      <mfrac>
        <msup>
          <mi>a</mi>
          <mi>n</mi>
        </msup>
        <msup>
          <mi>b</mi>
          <mi>n</mi>
        </msup>
      </mfrac>
      <mi mathvariant="normal">=</mi>
      <msup>
        <mfenced open="" close="">
          <mfrac>
            <mi>a</mi>
            <mi>b</mi>
          </mfrac>
        </mfenced>
        <mi>n</mi>
      </msup>
    </mrow>
    <annotation encoding="StarMath 5.0">a^n over b^n= left(a over b right)^n</annotation>
  </semantics>
</math>
</file>

<file path=Object 7/content.xml><?xml version="1.0" encoding="utf-8"?>
<math xmlns="http://www.w3.org/1998/Math/MathML">
  <semantics>
    <mrow>
      <mrow>
        <mrow>
          <msup>
            <mn>3</mn>
            <mn>5</mn>
          </msup>
          <mi mathvariant="normal">×</mi>
          <msup>
            <mn>3</mn>
            <mrow>
              <mi>–</mi>
              <mn>2</mn>
            </mrow>
          </msup>
        </mrow>
        <mi mathvariant="normal">=</mi>
        <msup>
          <mn>3</mn>
          <mrow>
            <mn>5</mn>
            <mo stretchy="false">+</mo>
            <mrow>
              <mo stretchy="false">(</mo>
              <mrow>
                <mi>–</mi>
                <mn>2</mn>
              </mrow>
              <mo stretchy="false">)</mo>
            </mrow>
          </mrow>
        </msup>
      </mrow>
      <mi mathvariant="normal">=</mi>
      <msup>
        <mn>3</mn>
        <mn>3</mn>
      </msup>
    </mrow>
    <annotation encoding="StarMath 5.0">{3}^5 times {3}^{–2}={3}^{5+(–2)}={3}^3</annotation>
  </semantics>
</math>
</file>

<file path=Object 8/content.xml><?xml version="1.0" encoding="utf-8"?>
<math xmlns="http://www.w3.org/1998/Math/MathML">
  <semantics>
    <mrow>
      <mrow>
        <mfrac>
          <msup>
            <mn>4</mn>
            <mn>8</mn>
          </msup>
          <msup>
            <mn>4</mn>
            <mn>2</mn>
          </msup>
        </mfrac>
        <mi mathvariant="normal">=</mi>
        <msup>
          <mn>4</mn>
          <mrow>
            <mn>8</mn>
            <mi>–</mi>
            <mn>2</mn>
          </mrow>
        </msup>
      </mrow>
      <mi mathvariant="normal">=</mi>
      <msup>
        <mn>4</mn>
        <mn>6</mn>
      </msup>
    </mrow>
    <annotation encoding="StarMath 5.0">{4}^8 over {4}^2={4}^{8–2}={4}^6</annotation>
  </semantics>
</math>
</file>

<file path=Object 9/content.xml><?xml version="1.0" encoding="utf-8"?>
<math xmlns="http://www.w3.org/1998/Math/MathML">
  <semantics>
    <mrow>
      <mrow>
        <mrow>
          <msup>
            <mn>4</mn>
            <mn>6</mn>
          </msup>
          <mi mathvariant="normal">×</mi>
          <msup>
            <mn>5</mn>
            <mn>6</mn>
          </msup>
        </mrow>
        <mi mathvariant="normal">=</mi>
        <msup>
          <mrow>
            <mo stretchy="false">(</mo>
            <mrow>
              <mn>4</mn>
              <mi mathvariant="normal">×</mi>
              <mn>5</mn>
            </mrow>
            <mo stretchy="false">)</mo>
          </mrow>
          <mn>6</mn>
        </msup>
      </mrow>
      <mi mathvariant="normal">=</mi>
      <msup>
        <mn>20</mn>
        <mn>6</mn>
      </msup>
    </mrow>
    <annotation encoding="StarMath 5.0">{4}^6 times {5}^6=({4} times {5})^6={20}^6</annotation>
  </semantics>
</math>
</file>